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a1214"/>
    </style:style>
    <style:style style:name="T81" style:family="text">
      <style:text-properties officeooo:rsid="020c9fa7"/>
    </style:style>
    <style:style style:name="T82" style:family="text">
      <style:text-properties officeooo:rsid="020cb1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0">2de2</text:span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text:span text:style-name="T81">2de2</text:span></text:p>
      <text:p text:style-name="P85"><text:a xlink:type="simple" xlink:href="https://coderprog.com/angular-4-front-back/" text:style-name="Internet_20_link" text:visited-style-name="Visited_20_Internet_20_Link">HTTPS://CODERPROG.COM/ANGULAR-4-FRONT-BACK/</text:a><text:span text:style-name="T82">1de3</text:span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9T10:49:25.799927131</dc:date>
    <meta:editing-duration>PT13H29M7S</meta:editing-duration>
    <meta:editing-cycles>331</meta:editing-cycles>
    <meta:document-statistic meta:table-count="0" meta:image-count="0" meta:object-count="0" meta:page-count="3" meta:paragraph-count="96" meta:word-count="98" meta:character-count="5245" meta:non-whitespace-character-count="5236"/>
  </office:meta>
</office:document-meta>
</file>